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" style:family="paragraph" style:parent-style-name="Standard">
      <style:text-properties fo:color="#2a6099" loext:opacity="100%" officeooo:rsid="00146bfc" officeooo:paragraph-rsid="00146bfc"/>
    </style:style>
    <style:style style:name="P4" style:family="paragraph" style:parent-style-name="Standard">
      <style:text-properties fo:color="#2a6099" loext:opacity="100%" officeooo:rsid="0015a722" officeooo:paragraph-rsid="0015a722"/>
    </style:style>
    <style:style style:name="P5" style:family="paragraph" style:parent-style-name="Standard">
      <style:text-properties fo:color="#2a6099" loext:opacity="100%" officeooo:rsid="0016f4d4" officeooo:paragraph-rsid="0016f4d4"/>
    </style:style>
    <style:style style:name="P6" style:family="paragraph" style:parent-style-name="Standard">
      <style:text-properties fo:color="#2a6099" loext:opacity="100%" officeooo:rsid="00189a68" officeooo:paragraph-rsid="00189a68"/>
    </style:style>
    <style:style style:name="P7" style:family="paragraph" style:parent-style-name="Standard">
      <style:text-properties fo:color="#2a6099" loext:opacity="100%" officeooo:rsid="00191c9d" officeooo:paragraph-rsid="00191c9d"/>
    </style:style>
    <style:style style:name="P8" style:family="paragraph" style:parent-style-name="Standard">
      <style:text-properties fo:color="#2a6099" loext:opacity="100%" officeooo:rsid="0019b279" officeooo:paragraph-rsid="0019b279"/>
    </style:style>
    <style:style style:name="P9" style:family="paragraph" style:parent-style-name="Standard">
      <style:text-properties fo:color="#2a6099" loext:opacity="100%" officeooo:rsid="001f6311" officeooo:paragraph-rsid="001f6311"/>
    </style:style>
    <style:style style:name="P10" style:family="paragraph" style:parent-style-name="Standard">
      <style:text-properties officeooo:paragraph-rsid="0015a722"/>
    </style:style>
    <style:style style:name="P11" style:family="paragraph" style:parent-style-name="Standard">
      <style:text-properties officeooo:paragraph-rsid="00191c9d"/>
    </style:style>
    <style:style style:name="P12" style:family="paragraph" style:parent-style-name="Standard">
      <style:text-properties officeooo:paragraph-rsid="0019b279"/>
    </style:style>
    <style:style style:name="P13" style:family="paragraph" style:parent-style-name="Standard">
      <style:text-properties officeooo:paragraph-rsid="001b415f"/>
    </style:style>
    <style:style style:name="T1" style:family="text">
      <style:text-properties fo:color="#2a6099" loext:opacity="100%" officeooo:rsid="0015a722"/>
    </style:style>
    <style:style style:name="T2" style:family="text">
      <style:text-properties fo:color="#2a6099" loext:opacity="100%" officeooo:rsid="0019b279"/>
    </style:style>
    <style:style style:name="T3" style:family="text">
      <style:text-properties fo:color="#2a6099" loext:opacity="100%" officeooo:rsid="001b415f"/>
    </style:style>
    <style:style style:name="T4" style:family="text">
      <style:text-properties fo:color="#2a6099" loext:opacity="100%" fo:background-color="#4285f4" loext:char-shading-value="0"/>
    </style:style>
    <style:style style:name="T5" style:family="text">
      <style:text-properties fo:color="#2a6099" loext:opacity="100%" officeooo:rsid="001d71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épartement R&amp;T</text:p>
      <text:p text:style-name="P1">Module R202 – Admin Sys 2</text:p>
      <text:p text:style-name="P1"/>
      <text:p text:style-name="P1">TD 2</text:p>
      <text:p text:style-name="P1">Gestion d'utilisateurs et groupes, gestion des disques et quotas.</text:p>
      <text:p text:style-name="P1">Linux</text:p>
      <text:p text:style-name="P1"/>
      <text:p text:style-name="Standard"/>
      <text:p text:style-name="Standard">1. Utilisateurs et groupes</text:p>
      <text:p text:style-name="Standard"/>
      <text:p text:style-name="Standard">Utiliser le man linux pour découvrir les options des commandes addgroup et adduser.</text:p>
      <text:p text:style-name="P3">La commande addgroup permet de créer, modifier et supprimer des groupes d’utilisateurs et la commande adduser permet de créer, modifier ou supprimer des utilisateurs.</text:p>
      <text:p text:style-name="Standard"/>
      <text:p text:style-name="Standard">Créer 3 groupes d'utilisateurs en spécifiant le nom et l'identifiant du groupe (gid).</text:p>
      <text:p text:style-name="P3">Les 3 groupes seront : equipeA, equipeB, equipeC</text:p>
      <text:p text:style-name="P3">Il faut utiliser la commande addgroupe et préciser l’identifiant ainsi que le nom</text:p>
      <text:p text:style-name="P3">addgroup –gid 2000 equipe_a</text:p>
      <text:p text:style-name="P3">addgroup –gid 2001 equipe_b</text:p>
      <text:p text:style-name="P3">addgroup –gid 2002 equipe_c</text:p>
      <text:p text:style-name="Standard">Créer 3 utilisateurs dans chaque groupe créé précédemment. Pour chacun donner un identifiant (uid), un nom et un groupe.</text:p>
      <text:p text:style-name="P4">Dans equipe_a : il y a lucas</text:p>
      <text:p text:style-name="P4">on utilise la commande adduser –uid 1000 –gid 2000 lucas</text:p>
      <text:p text:style-name="P4">On répete la même action 2 fois en changeant la valeur de l’uid et on répéte l’ensemble deux fois de plus en changeant la valeur du gid.</text:p>
      <text:p text:style-name="Standard"/>
      <text:p text:style-name="Standard">Vérifier dans les fichiers systèmes appropriés que les créations se sont bien passées.</text:p>
      <text:p text:style-name="P4">En utilisant la commande more /etc/passwd on voit tout les utilisateurs crée notamment les nouveaux. Et avec la commande getent group on voit tout les groupes nottament les nouveaux. </text:p>
      <text:p text:style-name="Standard"/>
      <text:p text:style-name="Standard"/>
      <text:p text:style-name="Standard">Trouver les commandes et leurs options principales pour modifier/supprimer des utilisateurs et des groupes</text:p>
      <text:p text:style-name="P4">Pour modifier un groupe, on utilise la commande groupmod et ses principales options sont password, gid, users, </text:p>
      <text:p text:style-name="P4">Pour supprimer un goupe, on utilise la commande groupdel et ses princiaples options sont force, help, root, et prefix</text:p>
      <text:p text:style-name="P4">Pour modifier un utilisateur, on utilise la commande usermod et ses principales options sont append, bandname, group, home et plein d’autre</text:p>
      <text:p text:style-name="P10"><text:span text:style-name="T1">Pour supprimer un utilisateur, on utilise la commande userdel et ses principales options sont force, help, remove, root, prefix et selinux user.</text:span></text:p>
      <text:p text:style-name="Standard"/>
      <text:p text:style-name="Standard">Comment faire pour passer un utilisateur dans un autre groupe.</text:p>
      <text:p text:style-name="P5">Pour changer un utilisateur de groupe on utilise la commande usermod –gid « Valeur nouveau groupe ».</text:p>
      <text:p text:style-name="Standard"/>
      <text:p text:style-name="Standard"/>
      <text:p text:style-name="Standard">2. Droits sur les dossiers et fichiers</text:p>
      <text:p text:style-name="Standard">Créez quelques dossiers à la racine du système, avec des sous dossiers, puis créer quelques fichiers dans les différents sous-dossiers.</text:p>
      <text:p text:style-name="P5">Pour créer des fichiers, on utilise la commande mkdir suivie du nom du fichier puis pour créer des <text:soft-page-break/>fichier </text:p>
      <text:p text:style-name="P5">l’arboresence ressemble à ceci :</text:p>
      <text:p text:style-name="P5"/>
      <text:p text:style-name="P5">doss1 :</text:p>
      <text:p text:style-name="P5">doss1.1</text:p>
      <text:p text:style-name="P5">fich1.1.1</text:p>
      <text:p text:style-name="P5">fich1.1.2</text:p>
      <text:p text:style-name="P5">fich1.1.3</text:p>
      <text:p text:style-name="P5"/>
      <text:p text:style-name="P5">doss1.2</text:p>
      <text:p text:style-name="P5">fich1.2.1</text:p>
      <text:p text:style-name="P5">fich1.2.2</text:p>
      <text:p text:style-name="P5">fich1.2.3</text:p>
      <text:p text:style-name="P5"/>
      <text:p text:style-name="P5">doss1.3</text:p>
      <text:p text:style-name="P5">fich1.3.1</text:p>
      <text:p text:style-name="P5">fich1.3.2</text:p>
      <text:p text:style-name="P5">fich1.3.3</text:p>
      <text:p text:style-name="Standard"/>
      <text:p text:style-name="Standard">Quels sont les significations des droits sous Linux (rwx) pour un fichier et un dossier.</text:p>
      <text:p text:style-name="P6">Les significations des droits sous linux pour un fichier et un dossier sont r : read donc lire, w : write donc ecrire et x : execute pour executer</text:p>
      <text:p text:style-name="Standard"/>
      <text:p text:style-name="Standard"/>
      <text:p text:style-name="Standard">Comment modifier le propriétaire d'un dossier ?</text:p>
      <text:p text:style-name="P6">Pour modifier le propriétaire d’un ficchier on utilise la commande chown avec la synthaxe suivante </text:p>
      <text:p text:style-name="P6">chown ‘nomNouveauProprio /nomDoss’</text:p>
      <text:p text:style-name="Standard">Même question pour changer le groupe d'un dossier ou fichier.</text:p>
      <text:p text:style-name="P6">On utilise la commande chgrp avec la syntaxe suivante : chgrp nomGroupe /nomDoss</text:p>
      <text:p text:style-name="P6">ou chgrp nomGroupe nomFich</text:p>
      <text:p text:style-name="Standard"/>
      <text:p text:style-name="Standard">Apportez des modifications sur la sécurité des dossiers et fichiers de manière à tester plusieurs cas de figures possibles. (dossiers/fichiers accessible par un groupe et pas par l'autre, accès possible pour le membre d'un groupe et pas le second...). Testez en vous connectant avec différents comptes utilisateurs.</text:p>
      <text:p text:style-name="P7">Avec les commandes chown et chgrp on a définit les membres de l’equipe_a propriétaire du dossier 1.1, ceux de l’équipe_b propriétaire du dossier 1.2 et ceux de l’équipe_c propriétaire du dossier 1.3</text:p>
      <text:p text:style-name="P8">Pour changer d’utilisateur on utilise la commande login</text:p>
      <text:p text:style-name="P11"/>
      <text:p text:style-name="Standard">3. A quoi sert le système shadow sous linux. Tester l'activation et la désactivation (commandes pwconv et pwunconv).</text:p>
      <text:p text:style-name="P12"><text:span text:style-name="T2">Le système shadow est un fichier de configuration des utilisateurs linux. </text:span><text:span text:style-name="T3">C’est un fichier qui contient </text:span><text:span text:style-name="T4">les informations sur les mots de passe des utilisateurs du système</text:span> </text:p>
      <text:p text:style-name="Standard">Quel effet sur les fichiers de gestion des utilisateurs ?</text:p>
      <text:p text:style-name="P13"><text:span text:style-name="T3">En changeant les paramètre des lignes de ce fichier, le mot de passe, le groupe asso</text:span><text:span text:style-name="T5">ci</text:span><text:span text:style-name="T3">é, l’uid et le gid pourrait être différent.</text:span></text:p>
      <text:p text:style-name="Standard"/>
      <text:p text:style-name="Standard">4. Activer le système de quota sur la partition / du système.</text:p>
      <text:p text:style-name="Standard">Affecter des limites (en nombre de fichiers et en espace disque) à quelques utilisateurs. Tester.</text:p>
      <text:p text:style-name="P9">On installe le système de quota avec la commande apt-get install quot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Seb </meta:initial-creator>
    <meta:creation-date>2014-01-07T17:42:00Z</meta:creation-date>
    <dc:date>2024-02-12T17:20:35.278000000</dc:date>
    <meta:editing-cycles>39</meta:editing-cycles>
    <meta:editing-duration>PT2H17M9S</meta:editing-duration>
    <meta:document-statistic meta:table-count="0" meta:image-count="0" meta:object-count="0" meta:page-count="2" meta:paragraph-count="62" meta:word-count="696" meta:character-count="4345" meta:non-whitespace-character-count="3704"/>
    <meta:template xlink:type="simple" xlink:actuate="onRequest" xlink:title="" xlink:href="../TD2%20-%20Admin%20utilisateurs%20groupes%20quotas%20sur%20les%20systèmes%20linux.odt/Normal"/>
  </office:meta>
</office:document-meta>
</file>